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456D7F7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 style:list-style-name="Numbering_20_1"/>
    <style:style style:name="P3" style:family="paragraph" style:parent-style-name="MiCuerpo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iCuerpo1"><draw:frame draw:style-name="fr1" draw:name="gráficos1" text:anchor-type="paragraph" svg:y="-1.401cm" svg:width="21.59cm" svg:height="2.461cm" draw:z-index="0"><draw:image xlink:href="Pictures/10000201000002FA00000056456D7F74.png" xlink:type="simple" xlink:show="embed" xlink:actuate="onLoad"/></draw:frame></text:p>
      <text:section text:style-name="Sect1" text:name="Sección1">
        <text:section text:style-name="Sect2" text:name="Sección2">
          <text:p text:style-name="MiSubtitulo2">Starten der Kasse</text:p>
          <text:p text:style-name="MiCuerpo1"><text:span text:style-name="T3">Starten der Kasse mit <text:s/></text:span><text:span text:style-name="MiTeclas1"><text:span text:style-name="T3">Ctrl+N</text:span></text:span><text:span text:style-name="T3"> (oder durch Anklicken des Symbols)</text:span></text:p>
          <text:p text:style-name="MiSubtitulo2">Kassiervorgang</text:p>
          <text:list xml:id="list690672890" text:style-name="Numbering_20_1">
            <text:list-item>
              <text:p text:style-name="P2"><text:span text:style-name="MioNormal"><text:span text:style-name="T3">Geben Sie nacheinander für jeden gekauften Artikel in das Feld “Artikelnummer” die Artikelnummer ein und drücken Sie ENTER. Um die Anzahl gleich mit einzugeben geben <text:s/>Sie<text:line-break/>Anzahl * Artikelcode<text:line-break/>in das Feld ein.<text:line-break/>In das Feld gelangen Sie mit <text:s text:c="2"/></text:span></text:span><text:span text:style-name="MiTeclas1"><text:span text:style-name="T3">F2</text:span></text:span></text:p>
            </text:list-item>
            <text:list-item>
              <text:p text:style-name="P2"><text:span text:style-name="MioNormal"><text:span text:style-name="T3">Wechseln Sie mit </text:span></text:span><text:span text:style-name="MiTeclas1"><text:span text:style-name="T3">TAB</text:span></text:span><text:span text:style-name="MioNormal"><text:span text:style-name="T3"> zu Zahlungsart oder drücken <text:s/></text:span></text:span><text:span text:style-name="MiTeclas1"><text:span text:style-name="T3">Alt+S</text:span></text:span><text:span text:style-name="MioNormal"><text:span text:style-name="T3"> für Barzahlung bzw. <text:s/></text:span></text:span><text:span text:style-name="MiTeclas1"><text:span text:style-name="T3">Alt+R</text:span></text:span><text:span text:style-name="MioNormal"><text:span text:style-name="T3"> für Kartenzahlung.</text:span></text:span></text:p>
            </text:list-item>
            <text:list-item>
              <text:p text:style-name="P2"><text:span text:style-name="MioNormal"><text:span text:style-name="T3">Bei Barzahlung gehen Sie mit </text:span></text:span><text:span text:style-name="MiTeclas1"><text:span text:style-name="T3">TAB <text:s/></text:span></text:span><text:span text:style-name="MioNormal"><text:span text:style-name="T3">oder mit </text:span></text:span><text:span text:style-name="MiTeclas1"><text:span text:style-name="T3">Alt+A </text:span></text:span><text:span text:style-name="MioNormal"><text:span text:style-name="T3">in das Feld Betrag und geben Sie ein wieviel Geld der Kunde ihnen gegen hat.</text:span></text:span></text:p>
            </text:list-item>
            <text:list-item>
              <text:p text:style-name="P2"><text:span text:style-name="MioNormal"><text:span text:style-name="T3">Bei Kartenzahlung müssen Sie statt dessen die Kreditkartennummer und den Autorisierungscode der Bank eingeben.</text:span></text:span></text:p>
            </text:list-item>
            <text:list-item>
              <text:p text:style-name="P2"><text:span text:style-name="MioNormal"><text:span text:style-name="T3">Drücken sie <text:s/></text:span></text:span><text:span text:style-name="MiTeclas1"><text:span text:style-name="T3">Enter</text:span></text:span><text:span text:style-name="MioNormal"><text:span text:style-name="T3">. Das Wechselgeld wird angezeigt und der bon ausgedruckt.</text:span></text:span></text:p>
            </text:list-item>
          </text:list>
          <text:p text:style-name="MiSubtitulo2">Produkte suchen</text:p>
          <text:list xml:id="list1937397035" text:style-name="L1">
            <text:list-item>
              <text:p text:style-name="P3"><text:span text:style-name="T3">Mit </text:span><text:span text:style-name="MiTeclas1"><text:span text:style-name="T3">F3</text:span></text:span><text:span text:style-name="T3"> kommen Sie in das Suchfeld. Dort können Sie auswählen wie die Artikel durchsucht werden sollen.</text:span></text:p>
            </text:list-item>
            <text:list-item>
              <text:p text:style-name="P3"><text:span text:style-name="T3">Die Produktliste können sie mit </text:span><text:span text:style-name="MiTeclas1"><text:span text:style-name="T3">Ctrl+P </text:span></text:span><text:span text:style-name="T3">ein- und ausblenden.</text:span></text:p>
            </text:list-item>
          </text:list>
          <text:p text:style-name="MiSubtitulo2">Postenstorno</text:p>
          <text:p text:style-name="MiCuerpo1"><text:span text:style-name="T3">Wählen Sie den Posten aus der Liste und drücken Sie </text:span><text:span text:style-name="MiTeclas1"><text:span text:style-name="T3">Ctrl+minus</text:span></text:span></text:p>
          <text:p text:style-name="MiSubtitulo2">Karriervorgang abbrechen</text:p>
          <text:p text:style-name="MiCuerpo1"><text:span text:style-name="MiTeclas1">F10</text:span></text:p>
          <text:p text:style-name="MiSubtitulo2">Bon storno</text:p>
          <text:p text:style-name="MiCuerpo1"><text:span text:style-name="T3">Drücken Sie </text:span><text:span text:style-name="MiTeclas1"><text:span text:style-name="T3">F11</text:span></text:span><text:span text:style-name="T3"> und geben sie die Bonnummer rein.</text:span></text:p>
          <text:p text:style-name="MiSubtitulo2">Bon nochmal drucken</text:p>
          <text:p text:style-name="MiCuerpo1"><text:span text:style-name="T3">Drücken Sie </text:span><text:span text:style-name="MiTeclas1"><text:span text:style-name="T3">F5</text:span></text:span><text:span text:style-name="T3">, und machen Sie einen Doppelklick auf den gewünschten Eintrag</text:span></text:p>
          <text:p text:style-name="MiSubtitulo2">Preisauskunft</text:p>
          <text:p text:style-name="MiCuerpo1"><text:span text:style-name="T3">Drücken Sie </text:span><text:span text:style-name="MiTeclas1"><text:span text:style-name="T3">F9</text:span></text:span><text:span text:style-name="T3"> und geben Sie die Artikelnummer ein.</text:span></text:p>
          <text:p text:style-name="MiSubtitulo2">Barentnahme</text:p>
          <text:p text:style-name="MiCuerpo1"><text:span text:style-name="T3">Drücken Sie </text:span><text:span text:style-name="MiTeclas1"><text:span text:style-name="T3">F7</text:span></text:span><text:span text:style-name="T3"> und geben Sie den entnommenen Betrag und eine Begründung an.</text:span></text:p>
          <text:p text:style-name="MiSubtitulo2">Bareinlage</text:p>
          <text:p text:style-name="MiCuerpo1"><text:span text:style-name="T3">Drücken Sie </text:span><text:span text:style-name="MiTeclas1"><text:span text:style-name="T3">F8</text:span></text:span><text:span text:style-name="T3"> <text:s/>und geben Sie den entnommenen Betrag und eine Begründung an.</text:span></text:p>
          <text:p text:style-name="MiSubtitulo2">Kassenabschluß</text:p>
          <text:p text:style-name="MiCuerpo1"><text:span text:style-name="T3">Drücken Sie </text:span><text:span text:style-name="MiTeclas1"><text:span text:style-name="T3">CTRL-B</text:span></text:span><text:span text:style-name="T3"> um die Kasse zu beenden. Der Kassenbericht wird automatisch ausgedruckt</text:span></text:p>
          <text:p text:style-name="MiSubtitulo2">Tagesbericht</text:p>
          <text:p text:style-name="MiCuerpo1"><text:span text:style-name="T3">Drücken Sie <text:s/></text:span><text:span text:style-name="MiTeclas1"><text:span text:style-name="T3">Ctrl-W</text:span></text:span><text:span text:style-name="T3">. Der Kassenbericht wird automatisch ausgedruckt</text:span></text:p>
          <text:p text:style-name="MiSubtitulo2">An- Abmleden</text:p>
          <text:p text:style-name="MiCuerpo1"><text:span text:style-name="T3">Drücken Sie <text:s/></text:span><text:span text:style-name="MiTeclas1"><text:span text:style-name="T3">CTRL-L</text:span></text:span><text:span text:style-name="T3">. Es wird automatisch ein Kassenabschluß durchgeführt</text:span></text:p>
          <text:p text:style-name="MiSubtitulo2">Infotext auf Bon drucken</text:p>
          <text:p text:style-name="MiCuerpo1"><text:span text:style-name="T3">Drücken Sie <text:s/></text:span><text:span text:style-name="MiTeclas1"><text:span text:style-name="T3">CTRL-F5</text:span></text:span><text:span text:style-name="T3"> und geben Sie den Infotext ein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6T12:27:10</meta:creation-date>
    <dc:date>2012-08-03T15:54:40</dc:date>
    <meta:editing-duration>PT13H54M27S</meta:editing-duration>
    <meta:editing-cycles>71</meta:editing-cycles>
    <meta:generator>OpenOffice.org/3.2$Linux OpenOffice.org_project/320m12$Build-9483</meta:generator>
    <dc:creator>user </dc:creator>
    <meta:document-statistic meta:table-count="0" meta:image-count="1" meta:object-count="0" meta:page-count="1" meta:paragraph-count="34" meta:word-count="281" meta:character-count="1786"/>
  </office:meta>
</office:document-meta>
</file>